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NetaCad</text:p>
      <text:p text:style-name="P1"/>
      <text:p text:style-name="P2">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3">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implementation of Python refers to “a program or environment, which provides support for the execution of programs in the Python language, as represented by the Cpython reference implementation.”</text:p>
      <text:p text:style-name="P3"/>
      <text:p text:style-name="P3"><text:soft-page-break/>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Difference between Python Shell and CLI in our OS: Python Shell is a special interactive environment that runs inside the command prompt after you type python. CLI in our OS doesn’t understand python code unlike Python Shell.</text:p>
      <text:p text:style-name="P3"/>
      <text:p text:style-name="P3">IDLE: Its a python program which uses Tkinter (Python’s GUI toolkit). As soon as you open IDLE, it launches Python Shell window. This window is an interactive Python REPL (Read-Eval-Print 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08T05:27:03.098499489</dc:date>
    <meta:editing-duration>PT29S</meta:editing-duration>
    <meta:editing-cycles>1</meta:editing-cycles>
    <meta:document-statistic meta:table-count="0" meta:image-count="0" meta:object-count="0" meta:page-count="2" meta:paragraph-count="21" meta:word-count="530" meta:character-count="3158" meta:non-whitespace-character-count="2648"/>
    <meta:generator>LibreOffice/24.2.7.2$Linux_X86_64 LibreOffice_project/420$Build-2</meta:generator>
  </office:meta>
</office:document-meta>
</file>